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4">
      <style:table-cell-properties fo:border-top="2pt solid #000000" fo:border-bottom="2pt solid #000000" fo:border-left="thin solid #000000" fo:border-right="thin solid #000000"/>
    </style:style>
    <style:style style:name="ce5" style:family="table-cell" style:parent-style-name="Default" style:data-style-name="N4">
      <style:table-cell-properties fo:border-top="2pt solid #000000" fo:border-bottom="2pt solid #000000" fo:border-left="thin solid #000000" fo:border-right="2pt solid #000000"/>
    </style:style>
    <style:style style:name="ce6" style:family="table-cell" style:parent-style-name="Default" style:data-style-name="N4">
      <style:table-cell-properties fo:border-top="2pt solid #000000" fo:border-bottom="2pt solid #000000" fo:border-left="none" fo:border-right="thin solid #000000"/>
    </style:style>
    <style:style style:name="ce7" style:family="table-cell" style:parent-style-name="Default" style:data-style-name="N3">
      <style:table-cell-properties fo:border="2pt solid #000000" style:vertical-align="middle" style:repeat-content="false"/>
      <style:paragraph-properties fo:text-align="center"/>
    </style:style>
    <style:style style:name="ce8" style:family="table-cell" style:parent-style-name="Default" style:data-style-name="N3">
      <style:table-cell-properties fo:border-top="none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10" style:family="table-cell" style:parent-style-name="Default" style:data-style-name="N3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11" style:family="table-cell" style:parent-style-name="Default" style:data-style-name="N4">
      <style:table-cell-properties fo:background-color="transparent"/>
    </style:style>
    <style:style style:name="co1" style:family="table-column">
      <style:table-column-properties fo:break-before="auto" style:column-width="1.7145cm" style:use-optimal-column-width="true"/>
    </style:style>
    <style:style style:name="co2" style:family="table-column">
      <style:table-column-properties fo:break-before="auto" style:column-width="2.70933333333333cm"/>
    </style:style>
    <style:style style:name="co3" style:family="table-column">
      <style:table-column-properties fo:break-before="auto" style:column-width="1.82033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4.29683333333333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49766666666667cm"/>
    </style:style>
    <style:style style:name="co9" style:family="table-column">
      <style:table-column-properties fo:break-before="auto" style:column-width="2.032cm" style:use-optimal-column-width="true"/>
    </style:style>
    <style:style style:name="co10" style:family="table-column">
      <style:table-column-properties fo:break-before="auto" style:column-width="3.683cm"/>
    </style:style>
    <style:style style:name="co11" style:family="table-column">
      <style:table-column-properties fo:break-before="auto" style:column-width="1.73566666666667cm" style:use-optimal-column-width="true"/>
    </style:style>
    <style:style style:name="co12" style:family="table-column">
      <style:table-column-properties fo:break-before="auto" style:column-width="3.4925cm"/>
    </style:style>
    <style:style style:name="co13" style:family="table-column">
      <style:table-column-properties fo:break-before="auto" style:column-width="3.3655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495cm"/>
    </style:style>
    <style:style style:name="co16" style:family="table-column">
      <style:table-column-properties fo:break-before="auto" style:column-width="1.98966666666667cm"/>
    </style:style>
    <style:style style:name="co17" style:family="table-column">
      <style:table-column-properties fo:break-before="auto" style:column-width="3.7465cm"/>
    </style:style>
    <style:style style:name="co18" style:family="table-column">
      <style:table-column-properties fo:break-before="auto" style:column-width="4.5085cm"/>
    </style:style>
    <style:style style:name="co19" style:family="table-column">
      <style:table-column-properties fo:break-before="auto" style:column-width="3.556cm"/>
    </style:style>
    <style:style style:name="co20" style:family="table-column">
      <style:table-column-properties fo:break-before="auto" style:column-width="4.10633333333333cm"/>
    </style:style>
    <style:style style:name="co21" style:family="table-column">
      <style:table-column-properties fo:break-before="auto" style:column-width="2.37066666666667cm"/>
    </style:style>
    <style:style style:name="co22" style:family="table-column">
      <style:table-column-properties fo:break-before="auto" style:column-width="4.826cm"/>
    </style:style>
    <style:style style:name="co23" style:family="table-column">
      <style:table-column-properties fo:break-before="auto" style:column-width="1.926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7" table:number-columns-repeated="16375" table:default-cell-style-name="ce1"/>
        <table:table-row table:style-name="ro1">
          <table:table-cell office:value-type="string" table:style-name="ce7">
            <text:p>Year</text:p>
          </table:table-cell>
          <table:table-cell office:value-type="string" table:style-name="ce6">
            <text:p>Value</text:p>
          </table:table-cell>
          <table:table-cell office:value-type="string" table:style-name="ce4">
            <text:p>Rate</text:p>
          </table:table-cell>
          <table:table-cell office:value-type="string" table:style-name="ce4">
            <text:p>depreciation</text:p>
          </table:table-cell>
          <table:table-cell office:value-type="string" table:style-name="ce4">
            <text:p>Accumulated depreciation</text:p>
          </table:table-cell>
          <table:table-cell office:value-type="string" table:style-name="ce5">
            <text:p>End of the year value</text:p>
          </table:table-cell>
          <table:table-cell table:style-name="ce1"/>
          <table:table-cell office:value-type="string" table:style-name="ce11">
            <text:p>Salvage Value</text:p>
          </table:table-cell>
          <table:table-cell office:value-type="float" office:value="30000" table:style-name="ce2">
            <text:p>30,000.00</text:p>
          </table:table-cell>
          <table:table-cell table:number-columns-repeated="16375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float" office:value="400000" table:formula="of:=[.I2]" table:style-name="ce2">
            <text:p>400,000.00</text:p>
          </table:table-cell>
          <table:table-cell office:value-type="float" office:value="0.4" table:formula="of:=1/COUNT([.A2:.A6])*2" table:style-name="ce2">
            <text:p>0.40</text:p>
          </table:table-cell>
          <table:table-cell office:value-type="float" office:value="160000" table:formula="of:=IF([.B2]*[.C2]&lt;[.$I$1]; [.B2]-[.$I$1]; [.B2]*[.C2])" table:style-name="ce2">
            <text:p>160,000.00</text:p>
          </table:table-cell>
          <table:table-cell office:value-type="float" office:value="160000" table:formula="of:=[.D2]" table:style-name="ce2">
            <text:p>160,000.00</text:p>
          </table:table-cell>
          <table:table-cell office:value-type="float" office:value="240000" table:formula="of:=[.B2]-[.D2]" table:style-name="ce2">
            <text:p>240,000.00</text:p>
          </table:table-cell>
          <table:table-cell table:style-name="ce1"/>
          <table:table-cell office:value-type="string" table:style-name="ce1">
            <text:p>Initial Value</text:p>
          </table:table-cell>
          <table:table-cell office:value-type="float" office:value="400000" table:style-name="ce2">
            <text:p>400,000.00</text:p>
          </table:table-cell>
          <table:table-cell table:number-columns-repeated="16375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float" office:value="240000" table:formula="of:=[.F2]" table:style-name="ce2">
            <text:p>240,000.00</text:p>
          </table:table-cell>
          <table:table-cell office:value-type="float" office:value="0.4" table:formula="of:=[.C2]" table:style-name="ce2">
            <text:p>0.40</text:p>
          </table:table-cell>
          <table:table-cell office:value-type="float" office:value="96000" table:formula="of:=IF([.B3]*[.C3]&lt;[.$I$1]; [.B3]-[.$I$1]; [.B3]*[.C3])" table:style-name="ce2">
            <text:p>96,000.00</text:p>
          </table:table-cell>
          <table:table-cell office:value-type="float" office:value="256000" table:formula="of:=[.E2]+[.D3]" table:style-name="ce2">
            <text:p>256,000.00</text:p>
          </table:table-cell>
          <table:table-cell office:value-type="float" office:value="144000" table:formula="of:=[.B3]-[.D3]" table:style-name="ce2">
            <text:p>144,000.00</text:p>
          </table:table-cell>
          <table:table-cell table:number-columns-repeated="2" table:style-name="ce1"/>
          <table:table-cell table:style-name="ce2"/>
          <table:table-cell table:number-columns-repeated="16375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float" office:value="144000" table:formula="of:=[.F3]" table:style-name="ce2">
            <text:p>144,000.00</text:p>
          </table:table-cell>
          <table:table-cell office:value-type="float" office:value="0.4" table:formula="of:=[.C3]" table:style-name="ce2">
            <text:p>0.40</text:p>
          </table:table-cell>
          <table:table-cell office:value-type="float" office:value="57600" table:formula="of:=IF([.B4]*[.C4]&lt;[.$I$1]; [.B4]-[.$I$1]; [.B4]*[.C4])" table:style-name="ce2">
            <text:p>57,600.00</text:p>
          </table:table-cell>
          <table:table-cell office:value-type="float" office:value="313600" table:formula="of:=[.E3]+[.D4]" table:style-name="ce2">
            <text:p>313,600.00</text:p>
          </table:table-cell>
          <table:table-cell office:value-type="float" office:value="86400" table:formula="of:=[.B4]-[.D4]" table:style-name="ce2">
            <text:p>86,400.00</text:p>
          </table:table-cell>
          <table:table-cell table:number-columns-repeated="2" table:style-name="ce1"/>
          <table:table-cell table:style-name="ce2"/>
          <table:table-cell table:number-columns-repeated="16375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86400" table:formula="of:=[.F4]" table:style-name="ce2">
            <text:p>86,400.00</text:p>
          </table:table-cell>
          <table:table-cell office:value-type="float" office:value="0.4" table:formula="of:=[.C4]" table:style-name="ce2">
            <text:p>0.40</text:p>
          </table:table-cell>
          <table:table-cell office:value-type="float" office:value="34560" table:formula="of:=IF([.B5]*[.C5]&lt;[.$I$1]; [.B5]-[.$I$1]; [.B5]*[.C5])" table:style-name="ce2">
            <text:p>34,560.00</text:p>
          </table:table-cell>
          <table:table-cell office:value-type="float" office:value="348160" table:formula="of:=[.E4]+[.D5]" table:style-name="ce2">
            <text:p>348,160.00</text:p>
          </table:table-cell>
          <table:table-cell office:value-type="float" office:value="51840" table:formula="of:=[.B5]-[.D5]" table:style-name="ce2">
            <text:p>51,840.00</text:p>
          </table:table-cell>
          <table:table-cell table:number-columns-repeated="2" table:style-name="ce1"/>
          <table:table-cell table:style-name="ce2"/>
          <table:table-cell table:number-columns-repeated="16375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51840" table:formula="of:=[.F5]" table:style-name="ce2">
            <text:p>51,840.00</text:p>
          </table:table-cell>
          <table:table-cell office:value-type="float" office:value="0.4" table:formula="of:=[.C5]" table:style-name="ce2">
            <text:p>0.40</text:p>
          </table:table-cell>
          <table:table-cell office:value-type="float" office:value="21840" table:formula="of:=IF([.B6]*[.C6]&lt;[.$I$1]; [.B6]-[.$I$1]; [.B6]*[.C6])" table:style-name="ce2">
            <text:p>21,840.00</text:p>
          </table:table-cell>
          <table:table-cell office:value-type="float" office:value="370000" table:formula="of:=[.E5]+[.D6]" table:style-name="ce2">
            <text:p>370,000.00</text:p>
          </table:table-cell>
          <table:table-cell office:value-type="float" office:value="30000" table:formula="of:=[.B6]-[.D6]" table:style-name="ce2">
            <text:p>30,000.00</text:p>
          </table:table-cell>
          <table:table-cell table:number-columns-repeated="2" table:style-name="ce1"/>
          <table:table-cell table:style-name="ce2"/>
          <table:table-cell table:number-columns-repeated="16375"/>
        </table:table-row>
        <table:table-row table:number-rows-repeated="1048570" table:style-name="ro2">
          <table:table-cell table:number-columns-repeated="16384"/>
        </table:table-row>
      </table:table>
      <table:table table:name="Sheet3" table:style-name="ta1"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7">
            <text:p>Year</text:p>
          </table:table-cell>
          <table:table-cell office:value-type="string" table:style-name="ce6">
            <text:p>Value</text:p>
          </table:table-cell>
          <table:table-cell office:value-type="string" table:style-name="ce4">
            <text:p>Rate</text:p>
          </table:table-cell>
          <table:table-cell office:value-type="string" table:style-name="ce4">
            <text:p>depreciation</text:p>
          </table:table-cell>
          <table:table-cell office:value-type="string" table:style-name="ce4">
            <text:p>Accumulated depreciation</text:p>
          </table:table-cell>
          <table:table-cell office:value-type="string" table:style-name="ce5">
            <text:p>End of the year value</text:p>
          </table:table-cell>
          <table:table-cell table:style-name="ce1"/>
          <table:table-cell office:value-type="string" table:style-name="ce11">
            <text:p>Salvage Value</text:p>
          </table:table-cell>
          <table:table-cell office:value-type="float" office:value="30000" table:style-name="ce2">
            <text:p>30,000.00</text:p>
          </table:table-cell>
          <table:table-cell table:number-columns-repeated="16375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float" office:value="400000" table:formula="of:=[.I2]" table:style-name="ce2">
            <text:p>400,000.00</text:p>
          </table:table-cell>
          <table:table-cell office:value-type="float" office:value="0.185" table:formula="of:=([.I2]-[.I1])/COUNT([.A2:.A6])/[.I2]" table:style-name="ce2">
            <text:p>0.19</text:p>
          </table:table-cell>
          <table:table-cell office:value-type="float" office:value="74000" table:formula="of:=IF([.B2]*[.C2]&lt;[.$I$1]; [.B2]-[.$I$1]; [.B2]*[.C2])" table:style-name="ce2">
            <text:p>74,000.00</text:p>
          </table:table-cell>
          <table:table-cell office:value-type="float" office:value="74000" table:formula="of:=[.D2]" table:style-name="ce2">
            <text:p>74,000.00</text:p>
          </table:table-cell>
          <table:table-cell office:value-type="float" office:value="326000" table:formula="of:=[.B2]-[.D2]" table:style-name="ce2">
            <text:p>326,000.00</text:p>
          </table:table-cell>
          <table:table-cell table:style-name="ce1"/>
          <table:table-cell office:value-type="string" table:style-name="ce1">
            <text:p>Initial Value</text:p>
          </table:table-cell>
          <table:table-cell office:value-type="float" office:value="400000" table:style-name="ce2">
            <text:p>400,000.00</text:p>
          </table:table-cell>
          <table:table-cell table:number-columns-repeated="16375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float" office:value="326000" table:formula="of:=[.F2]" table:style-name="ce2">
            <text:p>326,000.00</text:p>
          </table:table-cell>
          <table:table-cell office:value-type="float" office:value="0.185" table:formula="of:=[.C2]" table:style-name="ce2">
            <text:p>0.19</text:p>
          </table:table-cell>
          <table:table-cell office:value-type="float" office:value="74000" table:formula="of:=IF([.$B$2]*[.C3]&lt;[.$I$1]; [.B3]-[.$I$1]; [.B$2]*[.C3])" table:style-name="ce2">
            <text:p>74,000.00</text:p>
          </table:table-cell>
          <table:table-cell office:value-type="float" office:value="148000" table:formula="of:=[.E2]+[.D3]" table:style-name="ce2">
            <text:p>148,000.00</text:p>
          </table:table-cell>
          <table:table-cell office:value-type="float" office:value="252000" table:formula="of:=[.B3]-[.D3]" table:style-name="ce2">
            <text:p>252,000.00</text:p>
          </table:table-cell>
          <table:table-cell table:number-columns-repeated="2" table:style-name="ce1"/>
          <table:table-cell table:style-name="ce2"/>
          <table:table-cell table:number-columns-repeated="16375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float" office:value="252000" table:formula="of:=[.F3]" table:style-name="ce2">
            <text:p>252,000.00</text:p>
          </table:table-cell>
          <table:table-cell office:value-type="float" office:value="0.185" table:formula="of:=[.C3]" table:style-name="ce2">
            <text:p>0.19</text:p>
          </table:table-cell>
          <table:table-cell office:value-type="float" office:value="74000" table:formula="of:=IF([.$B$2]*[.C4]&lt;[.$I$1]; [.B4]-[.$I$1]; [.B$2]*[.C4])" table:style-name="ce2">
            <text:p>74,000.00</text:p>
          </table:table-cell>
          <table:table-cell office:value-type="float" office:value="222000" table:formula="of:=[.E3]+[.D4]" table:style-name="ce2">
            <text:p>222,000.00</text:p>
          </table:table-cell>
          <table:table-cell office:value-type="float" office:value="178000" table:formula="of:=[.B4]-[.D4]" table:style-name="ce2">
            <text:p>178,000.00</text:p>
          </table:table-cell>
          <table:table-cell table:number-columns-repeated="2" table:style-name="ce1"/>
          <table:table-cell table:style-name="ce2"/>
          <table:table-cell table:number-columns-repeated="16375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78000" table:formula="of:=[.F4]" table:style-name="ce2">
            <text:p>178,000.00</text:p>
          </table:table-cell>
          <table:table-cell office:value-type="float" office:value="0.185" table:formula="of:=[.C4]" table:style-name="ce2">
            <text:p>0.19</text:p>
          </table:table-cell>
          <table:table-cell office:value-type="float" office:value="74000" table:formula="of:=IF([.$B$2]*[.C5]&lt;[.$I$1]; [.B5]-[.$I$1]; [.B$2]*[.C5])" table:style-name="ce2">
            <text:p>74,000.00</text:p>
          </table:table-cell>
          <table:table-cell office:value-type="float" office:value="296000" table:formula="of:=[.E4]+[.D5]" table:style-name="ce2">
            <text:p>296,000.00</text:p>
          </table:table-cell>
          <table:table-cell office:value-type="float" office:value="104000" table:formula="of:=[.B5]-[.D5]" table:style-name="ce2">
            <text:p>104,000.00</text:p>
          </table:table-cell>
          <table:table-cell table:number-columns-repeated="2" table:style-name="ce1"/>
          <table:table-cell table:style-name="ce2"/>
          <table:table-cell table:number-columns-repeated="16375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104000" table:formula="of:=[.F5]" table:style-name="ce2">
            <text:p>104,000.00</text:p>
          </table:table-cell>
          <table:table-cell office:value-type="float" office:value="0.185" table:formula="of:=[.C5]" table:style-name="ce2">
            <text:p>0.19</text:p>
          </table:table-cell>
          <table:table-cell office:value-type="float" office:value="74000" table:formula="of:=IF([.B6]*[.C6]&lt;[.$I$1]; [.B6]-[.$I$1]; [.B$2]*[.C6])" table:style-name="ce2">
            <text:p>74,000.00</text:p>
          </table:table-cell>
          <table:table-cell office:value-type="float" office:value="370000" table:formula="of:=[.E5]+[.D6]" table:style-name="ce2">
            <text:p>370,000.00</text:p>
          </table:table-cell>
          <table:table-cell office:value-type="float" office:value="30000" table:formula="of:=[.B6]-[.D6]" table:style-name="ce2">
            <text:p>30,000.00</text:p>
          </table:table-cell>
          <table:table-cell table:number-columns-repeated="2" table:style-name="ce1"/>
          <table:table-cell table:style-name="ce2"/>
          <table:table-cell table:number-columns-repeated="16375"/>
        </table:table-row>
        <table:table-row table:number-rows-repeated="1048570" table:style-name="ro2">
          <table:table-cell table:number-columns-repeated="16384"/>
        </table:table-row>
      </table:table>
      <table:table table:name="Sheet2" table:style-name="ta1">
        <table:table-column table:style-name="co7" table:default-cell-style-name="ce1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7" table:default-cell-style-name="ce2"/>
        <table:table-column table:style-name="co7" table:number-columns-repeated="16374" table:default-cell-style-name="ce1"/>
        <table:table-row table:style-name="ro2">
          <table:table-cell office:value-type="string" table:style-name="ce1">
            <text:p>Year</text:p>
          </table:table-cell>
          <table:table-cell office:value-type="string" table:style-name="ce2">
            <text:p>Year Value</text:p>
          </table:table-cell>
          <table:table-cell office:value-type="string" table:style-name="ce2">
            <text:p>Units Produced</text:p>
          </table:table-cell>
          <table:table-cell office:value-type="string" table:style-name="ce2">
            <text:p>Depreciation Per unit</text:p>
          </table:table-cell>
          <table:table-cell office:value-type="string" table:style-name="ce2">
            <text:p>Depreciation expense</text:p>
          </table:table-cell>
          <table:table-cell office:value-type="string" table:style-name="ce2">
            <text:p>Accumulated Depreciation</text:p>
          </table:table-cell>
          <table:table-cell office:value-type="string" table:style-name="ce2">
            <text:p>End of the year</text:p>
          </table:table-cell>
          <table:table-cell table:style-name="ce2"/>
          <table:table-cell office:value-type="float" office:value="400000" table:style-name="ce2">
            <text:p>400,000.00</text:p>
          </table:table-cell>
          <table:table-cell office:value-type="string" table:style-name="ce2">
            <text:p>Initial Value</text:p>
          </table:table-cell>
          <table:table-cell table:number-columns-repeated="1637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00000" table:formula="of:=[.I1]" table:style-name="ce2">
            <text:p>400,000.00</text:p>
          </table:table-cell>
          <table:table-cell office:value-type="float" office:value="50000" table:style-name="ce2">
            <text:p>50,000.00</text:p>
          </table:table-cell>
          <table:table-cell office:value-type="float" office:value="1.85" table:formula="of:=([.$I$1]-[.$I$2])/[.$I$3]" table:style-name="ce2">
            <text:p>1.85</text:p>
          </table:table-cell>
          <table:table-cell office:value-type="float" office:value="92500" table:formula="of:=[.D2]*[.C2]" table:style-name="ce2">
            <text:p>92,500.00</text:p>
          </table:table-cell>
          <table:table-cell office:value-type="float" office:value="92500" table:formula="of:=[.E2]" table:style-name="ce2">
            <text:p>92,500.00</text:p>
          </table:table-cell>
          <table:table-cell office:value-type="float" office:value="307500" table:formula="of:=[.B2]-[.E2]" table:style-name="ce2">
            <text:p>307,500.00</text:p>
          </table:table-cell>
          <table:table-cell table:style-name="ce2"/>
          <table:table-cell office:value-type="float" office:value="30000" table:style-name="ce2">
            <text:p>30,000.00</text:p>
          </table:table-cell>
          <table:table-cell office:value-type="string" table:style-name="ce2">
            <text:p>Salvage</text:p>
          </table:table-cell>
          <table:table-cell table:number-columns-repeated="16374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07500" table:formula="of:=[.G2]" table:style-name="ce2">
            <text:p>307,500.00</text:p>
          </table:table-cell>
          <table:table-cell office:value-type="float" office:value="40000" table:style-name="ce2">
            <text:p>40,000.00</text:p>
          </table:table-cell>
          <table:table-cell office:value-type="float" office:value="1.85" table:formula="of:=([.$I$1]-[.$I$2])/[.$I$3]" table:style-name="ce2">
            <text:p>1.85</text:p>
          </table:table-cell>
          <table:table-cell office:value-type="float" office:value="74000" table:formula="of:=[.D3]*[.C3]" table:style-name="ce2">
            <text:p>74,000.00</text:p>
          </table:table-cell>
          <table:table-cell office:value-type="float" office:value="166500" table:formula="of:=[.F2]+[.E3]" table:style-name="ce2">
            <text:p>166,500.00</text:p>
          </table:table-cell>
          <table:table-cell office:value-type="float" office:value="233500" table:formula="of:=[.B3]-[.E3]" table:style-name="ce2">
            <text:p>233,500.00</text:p>
          </table:table-cell>
          <table:table-cell table:style-name="ce2"/>
          <table:table-cell office:value-type="float" office:value="200000" table:style-name="ce2">
            <text:p>200,000.00</text:p>
          </table:table-cell>
          <table:table-cell office:value-type="string" table:style-name="ce2">
            <text:p>Life Value in Units</text:p>
          </table:table-cell>
          <table:table-cell table:number-columns-repeated="16374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33500" table:formula="of:=[.G3]" table:style-name="ce2">
            <text:p>233,500.00</text:p>
          </table:table-cell>
          <table:table-cell office:value-type="float" office:value="35000" table:style-name="ce2">
            <text:p>35,000.00</text:p>
          </table:table-cell>
          <table:table-cell office:value-type="float" office:value="1.85" table:formula="of:=([.$I$1]-[.$I$2])/[.$I$3]" table:style-name="ce2">
            <text:p>1.85</text:p>
          </table:table-cell>
          <table:table-cell office:value-type="float" office:value="64750" table:formula="of:=[.D4]*[.C4]" table:style-name="ce2">
            <text:p>64,750.00</text:p>
          </table:table-cell>
          <table:table-cell office:value-type="float" office:value="231250" table:formula="of:=[.F3]+[.E4]" table:style-name="ce2">
            <text:p>231,250.00</text:p>
          </table:table-cell>
          <table:table-cell office:value-type="float" office:value="168750" table:formula="of:=[.B4]-[.E4]" table:style-name="ce2">
            <text:p>168,750.00</text:p>
          </table:table-cell>
          <table:table-cell table:number-columns-repeated="3" table:style-name="ce2"/>
          <table:table-cell table:number-columns-repeated="16374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68750" table:formula="of:=[.G4]" table:style-name="ce2">
            <text:p>168,750.00</text:p>
          </table:table-cell>
          <table:table-cell office:value-type="float" office:value="45000" table:style-name="ce2">
            <text:p>45,000.00</text:p>
          </table:table-cell>
          <table:table-cell office:value-type="float" office:value="1.85" table:formula="of:=([.$I$1]-[.$I$2])/[.$I$3]" table:style-name="ce2">
            <text:p>1.85</text:p>
          </table:table-cell>
          <table:table-cell office:value-type="float" office:value="83250" table:formula="of:=[.D5]*[.C5]" table:style-name="ce2">
            <text:p>83,250.00</text:p>
          </table:table-cell>
          <table:table-cell office:value-type="float" office:value="314500" table:formula="of:=[.F4]+[.E5]" table:style-name="ce2">
            <text:p>314,500.00</text:p>
          </table:table-cell>
          <table:table-cell office:value-type="float" office:value="85500" table:formula="of:=[.B5]-[.E5]" table:style-name="ce2">
            <text:p>85,500.00</text:p>
          </table:table-cell>
          <table:table-cell table:number-columns-repeated="3" table:style-name="ce2"/>
          <table:table-cell table:number-columns-repeated="16374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85500" table:formula="of:=[.G5]" table:style-name="ce2">
            <text:p>85,500.00</text:p>
          </table:table-cell>
          <table:table-cell office:value-type="float" office:value="30000" table:style-name="ce2">
            <text:p>30,000.00</text:p>
          </table:table-cell>
          <table:table-cell office:value-type="float" office:value="1.85" table:formula="of:=([.$I$1]-[.$I$2])/[.$I$3]" table:style-name="ce2">
            <text:p>1.85</text:p>
          </table:table-cell>
          <table:table-cell office:value-type="float" office:value="55500" table:formula="of:=[.D6]*[.C6]" table:style-name="ce2">
            <text:p>55,500.00</text:p>
          </table:table-cell>
          <table:table-cell office:value-type="float" office:value="370000" table:formula="of:=[.F5]+[.E6]" table:style-name="ce2">
            <text:p>370,000.00</text:p>
          </table:table-cell>
          <table:table-cell office:value-type="float" office:value="30000" table:formula="of:=[.B6]-[.E6]" table:style-name="ce2">
            <text:p>30,000.00</text:p>
          </table:table-cell>
          <table:table-cell table:number-columns-repeated="3" table:style-name="ce2"/>
          <table:table-cell table:number-columns-repeated="16374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Михаил Варга</meta:initial-creator>
    <dc:creator>Михаил Варга</dc:creator>
    <meta:creation-date>2025-11-18T07:10:22Z</meta:creation-date>
    <dc:date>2025-11-18T08:41:38Z</dc:date>
    <meta:editing-duration>PT0S</meta:editing-duration>
  </office:meta>
</office:document-meta>
</file>